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rsid="0011421c" officeooo:paragraph-rsid="0011421c"/>
    </style:style>
    <style:style style:name="P2" style:family="paragraph" style:parent-style-name="Heading_20_1">
      <style:paragraph-properties fo:text-align="justify" style:justify-single-word="false"/>
      <style:text-properties officeooo:rsid="0011421c" officeooo:paragraph-rsid="0011421c"/>
    </style:style>
    <style:style style:name="P3" style:family="paragraph" style:parent-style-name="Text_20_body" style:list-style-name="L1">
      <style:paragraph-properties fo:text-align="justify" style:justify-single-word="false"/>
      <style:text-properties fo:font-weight="bold" officeooo:rsid="0011421c" officeooo:paragraph-rsid="00117751" style:font-weight-asian="bold" style:font-weight-complex="bold"/>
    </style:style>
    <style:style style:name="P4" style:family="paragraph" style:parent-style-name="Text_20_body" style:list-style-name="L1">
      <style:paragraph-properties fo:text-align="justify" style:justify-single-word="false"/>
      <style:text-properties fo:font-weight="bold" officeooo:rsid="0011421c" officeooo:paragraph-rsid="0011421c"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rsid="00117751" officeooo:paragraph-rsid="00117751" style:font-weight-asian="bold" style:font-weight-complex="bold"/>
    </style:style>
    <style:style style:name="P6" style:family="paragraph" style:parent-style-name="Text_20_body" style:list-style-name="L1">
      <style:paragraph-properties fo:text-align="justify" style:justify-single-word="false"/>
      <style:text-properties fo:font-weight="bold" officeooo:rsid="0012dd96" officeooo:paragraph-rsid="0012dd96" style:font-weight-asian="bold" style:font-weight-complex="bold"/>
    </style:style>
    <style:style style:name="P7" style:family="paragraph" style:parent-style-name="Text_20_body" style:list-style-name="L1">
      <style:paragraph-properties fo:text-align="justify" style:justify-single-word="false"/>
      <style:text-properties fo:font-weight="bold" officeooo:rsid="0012dd96" officeooo:paragraph-rsid="00143984" style:font-weight-asian="bold" style:font-weight-complex="bold"/>
    </style:style>
    <style:style style:name="P8" style:family="paragraph" style:parent-style-name="Text_20_body" style:list-style-name="L1">
      <style:paragraph-properties fo:text-align="justify" style:justify-single-word="false"/>
      <style:text-properties fo:font-weight="bold" officeooo:rsid="0012dd96" officeooo:paragraph-rsid="00188c1d" style:font-weight-asian="bold" style:font-weight-complex="bold"/>
    </style:style>
    <style:style style:name="P9" style:family="paragraph" style:parent-style-name="Text_20_body" style:list-style-name="L1">
      <style:paragraph-properties fo:text-align="justify" style:justify-single-word="false">
        <style:tab-stops>
          <style:tab-stop style:position="8.463cm"/>
        </style:tab-stops>
      </style:paragraph-properties>
      <style:text-properties fo:font-weight="bold" officeooo:rsid="0012dd96" officeooo:paragraph-rsid="0015eaa0" style:font-weight-asian="bold" style:font-weight-complex="bold"/>
    </style:style>
    <style:style style:name="P10" style:family="paragraph" style:parent-style-name="Text_20_body" style:list-style-name="L1">
      <style:paragraph-properties fo:text-align="justify" style:justify-single-word="false"/>
      <style:text-properties fo:font-weight="bold" officeooo:rsid="00143984" officeooo:paragraph-rsid="00143984" style:font-weight-asian="bold" style:font-weight-complex="bold"/>
    </style:style>
    <style:style style:name="P11" style:family="paragraph" style:parent-style-name="Text_20_body" style:list-style-name="L1">
      <style:paragraph-properties fo:text-align="justify" style:justify-single-word="false"/>
      <style:text-properties fo:color="#000000" loext:opacity="100%" fo:font-weight="bold" officeooo:rsid="0012dd96" officeooo:paragraph-rsid="0012dd96" style:font-weight-asian="bold" style:font-weight-complex="bold"/>
    </style:style>
    <style:style style:name="P12" style:family="paragraph" style:parent-style-name="Text_20_body" style:list-style-name="L1">
      <style:paragraph-properties fo:text-align="justify" style:justify-single-word="false"/>
      <style:text-properties fo:color="#000000" loext:opacity="100%" fo:font-weight="normal" officeooo:rsid="00143984" officeooo:paragraph-rsid="0015eaa0" style:font-weight-asian="normal" style:font-weight-complex="normal"/>
    </style:style>
    <style:style style:name="P13" style:family="paragraph" style:parent-style-name="Text_20_body" style:list-style-name="L2">
      <style:paragraph-properties fo:text-align="justify" style:justify-single-word="false"/>
      <style:text-properties fo:color="#000000" loext:opacity="100%" fo:font-weight="normal" officeooo:rsid="0015eaa0" officeooo:paragraph-rsid="0015eaa0" style:font-weight-asian="normal" style:font-weight-complex="normal"/>
    </style:style>
    <style:style style:name="P14" style:family="paragraph" style:parent-style-name="Text_20_body" style:list-style-name="L1">
      <style:paragraph-properties fo:text-align="justify" style:justify-single-word="false"/>
      <style:text-properties officeooo:paragraph-rsid="0012dd96"/>
    </style:style>
    <style:style style:name="P15" style:family="paragraph" style:parent-style-name="Text_20_body" style:list-style-name="L1">
      <style:paragraph-properties fo:text-align="justify" style:justify-single-word="false"/>
      <style:text-properties officeooo:paragraph-rsid="001d68cc"/>
    </style:style>
    <style:style style:name="P16" style:family="paragraph" style:parent-style-name="Text_20_body" style:list-style-name="L2">
      <style:paragraph-properties fo:text-align="justify" style:justify-single-word="false"/>
      <style:text-properties fo:font-weight="normal" officeooo:rsid="0015eaa0" officeooo:paragraph-rsid="0015eaa0" style:font-weight-asian="normal" style:font-weight-complex="normal"/>
    </style:style>
    <style:style style:name="P17" style:family="paragraph" style:parent-style-name="Text_20_body" style:list-style-name="L1">
      <style:text-properties officeooo:rsid="001fdb2f" officeooo:paragraph-rsid="001fdb2f"/>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17751"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officeooo:rsid="00117751" style:font-weight-asian="normal" style:font-weight-complex="normal"/>
    </style:style>
    <style:style style:name="T7" style:family="text">
      <style:text-properties fo:font-weight="normal" officeooo:rsid="001a4285" style:font-weight-asian="normal" style:font-weight-complex="normal"/>
    </style:style>
    <style:style style:name="T8" style:family="text">
      <style:text-properties fo:font-weight="normal" officeooo:rsid="001eb05a" style:font-weight-asian="normal" style:font-weight-complex="normal"/>
    </style:style>
    <style:style style:name="T9" style:family="text">
      <style:text-properties officeooo:rsid="00117751"/>
    </style:style>
    <style:style style:name="T10" style:family="text">
      <style:text-properties fo:color="#2a6099" loext:opacity="100%" fo:font-weight="normal" style:font-weight-asian="normal" style:font-weight-complex="normal"/>
    </style:style>
    <style:style style:name="T11" style:family="text">
      <style:text-properties fo:color="#2a6099" loext:opacity="100%" fo:font-weight="normal" officeooo:rsid="00117751" style:font-weight-asian="normal" style:font-weight-complex="normal"/>
    </style:style>
    <style:style style:name="T12" style:family="text">
      <style:text-properties fo:color="#2a6099" loext:opacity="100%" fo:font-weight="normal" officeooo:rsid="00122f10" style:font-weight-asian="normal" style:font-weight-complex="normal"/>
    </style:style>
    <style:style style:name="T13" style:family="text">
      <style:text-properties fo:color="#2a6099" loext:opacity="100%" fo:font-weight="normal" officeooo:rsid="00142004" style:font-weight-asian="normal" style:font-weight-complex="normal"/>
    </style:style>
    <style:style style:name="T14" style:family="text">
      <style:text-properties fo:color="#2a6099" loext:opacity="100%" fo:font-weight="normal" officeooo:rsid="00188c1d" style:font-weight-asian="normal" style:font-weight-complex="normal"/>
    </style:style>
    <style:style style:name="T15" style:family="text">
      <style:text-properties fo:color="#000000" loext:opacity="100%"/>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117751" style:font-weight-asian="normal" style:font-weight-complex="normal"/>
    </style:style>
    <style:style style:name="T18" style:family="text">
      <style:text-properties fo:color="#000000" loext:opacity="100%" fo:font-weight="normal" officeooo:rsid="00122f10" style:font-weight-asian="normal" style:font-weight-complex="normal"/>
    </style:style>
    <style:style style:name="T19" style:family="text">
      <style:text-properties fo:color="#000000" loext:opacity="100%" fo:font-weight="normal" officeooo:rsid="0012dd96" style:font-weight-asian="normal" style:font-weight-complex="normal"/>
    </style:style>
    <style:style style:name="T20" style:family="text">
      <style:text-properties fo:color="#000000" loext:opacity="100%" fo:font-weight="normal" officeooo:rsid="00130588" style:font-weight-asian="normal" style:font-weight-complex="normal"/>
    </style:style>
    <style:style style:name="T21" style:family="text">
      <style:text-properties fo:color="#000000" loext:opacity="100%" fo:font-weight="normal" officeooo:rsid="00142004" style:font-weight-asian="normal" style:font-weight-complex="normal"/>
    </style:style>
    <style:style style:name="T22" style:family="text">
      <style:text-properties fo:color="#000000" loext:opacity="100%" fo:font-weight="normal" officeooo:rsid="00143984" style:font-weight-asian="normal" style:font-weight-complex="normal"/>
    </style:style>
    <style:style style:name="T23" style:family="text">
      <style:text-properties fo:color="#000000" loext:opacity="100%" fo:font-weight="normal" officeooo:rsid="0015eaa0" style:font-weight-asian="normal" style:font-weight-complex="normal"/>
    </style:style>
    <style:style style:name="T24" style:family="text">
      <style:text-properties fo:color="#000000" loext:opacity="100%" fo:font-weight="normal" officeooo:rsid="00188c1d" style:font-weight-asian="normal" style:font-weight-complex="normal"/>
    </style:style>
    <style:style style:name="T25" style:family="text">
      <style:text-properties fo:color="#000000" loext:opacity="100%" fo:font-weight="normal" officeooo:rsid="001d68cc" style:font-weight-asian="normal" style:font-weight-complex="normal"/>
    </style:style>
    <style:style style:name="T26" style:family="text">
      <style:text-properties fo:color="#000000" loext:opacity="100%" fo:font-weight="normal" officeooo:rsid="001eb05a" style:font-weight-asian="normal" style:font-weight-complex="normal"/>
    </style:style>
    <style:style style:name="T27" style:family="text">
      <style:text-properties fo:color="#000000" loext:opacity="100%" fo:font-style="italic" fo:font-weight="normal" style:font-style-asian="italic" style:font-weight-asian="normal" style:font-style-complex="italic" style:font-weight-complex="normal"/>
    </style:style>
    <style:style style:name="T28" style:family="text">
      <style:text-properties fo:color="#000000" loext:opacity="100%" fo:font-style="italic" fo:font-weight="normal" officeooo:rsid="00117751" style:font-style-asian="italic" style:font-weight-asian="normal" style:font-style-complex="italic" style:font-weight-complex="normal"/>
    </style:style>
    <style:style style:name="T29" style:family="text">
      <style:text-properties fo:color="#000000" loext:opacity="100%" officeooo:rsid="00122f10"/>
    </style:style>
    <style:style style:name="T30" style:family="text">
      <style:text-properties fo:color="#000000" loext:opacity="100%" fo:font-weight="bold" officeooo:rsid="0012dd96" style:font-weight-asian="bold" style:font-weight-complex="bold"/>
    </style:style>
    <style:style style:name="T31" style:family="text">
      <style:text-properties fo:color="#000000" loext:opacity="100%" fo:font-weight="bold" officeooo:rsid="001eb05a" style:font-weight-asian="bold" style:font-weight-complex="bold"/>
    </style:style>
    <style:style style:name="T32" style:family="text">
      <style:text-properties fo:color="#000000" loext:opacity="100%" officeooo:rsid="001cf49e"/>
    </style:style>
    <style:style style:name="T33" style:family="text">
      <style:text-properties style:text-underline-style="solid" style:text-underline-width="auto" style:text-underline-color="font-color"/>
    </style:style>
    <style:style style:name="T34" style:family="text">
      <style:text-properties fo:font-weight="bold" style:font-weight-asian="bold" style:font-weight-complex="bold"/>
    </style:style>
    <style:style style:name="T35" style:family="text">
      <style:text-properties fo:font-weight="bold" officeooo:rsid="001eb05a" style:font-weight-asian="bold" style:font-weight-complex="bold"/>
    </style:style>
    <style:style style:name="T36" style:family="text">
      <style:text-properties fo:color="#999999" loext:opacity="100%" fo:font-weight="normal" officeooo:rsid="001d68cc" style:font-weight-asian="normal" style:font-weight-complex="normal"/>
    </style:style>
    <style:style style:name="T37" style:family="text">
      <style:text-properties fo:color="#999999" loext:opacity="100%" fo:font-weight="normal" officeooo:rsid="001eb05a" style:font-weight-asian="normal" style:font-weight-complex="normal"/>
    </style:style>
    <style:style style:name="T38" style:family="text">
      <style:text-properties fo:color="#666666" loext:opacity="100%" fo:font-weight="normal" officeooo:rsid="001d68cc" style:font-weight-asian="normal" style:font-weight-complex="normal"/>
    </style:style>
    <style:style style:name="T39" style:family="text">
      <style:text-properties fo:color="#666666" loext:opacity="100%" fo:font-weight="normal" officeooo:rsid="001decf4" style:font-weight-asian="normal" style:font-weight-complex="normal"/>
    </style:style>
    <style:style style:name="T40" style:family="text">
      <style:text-properties fo:color="#666666" loext:opacity="100%" fo:font-weight="bold" officeooo:rsid="001d68cc"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GUION PRESENTACIÓN TFG</text:h>
      <text:p text:style-name="P1">Este guión va a ir por <text:span text:style-name="T1">slices </text:span><text:span text:style-name="T4">así podré llevar una cuenta.</text:span></text:p>
      <text:list text:style-name="L1">
        <text:list-item>
          <text:p text:style-name="P3">Introducción: <text:span text:style-name="T9">dripline &amp; halo</text:span>. <text:span text:style-name="T5">El núcleo no ligado litio 10 se encuentra al borde de la </text:span><text:span text:style-name="T2">dripline</text:span><text:span text:style-name="T5">. No ligado</text:span><text:span text:style-name="T7"> significa que un</text:span><text:span text:style-name="T5"> sistema con sus componentes por separado </text:span><text:span text:style-name="T7">tiene menos masa</text:span><text:span text:style-name="T5">. La </text:span><text:span text:style-name="T2">dripline</text:span><text:span text:style-name="T5"> es la región para la cual añadir un neutrón más produce núcleos no ligados </text:span><text:span text:style-name="T11">véase imagen</text:span><text:span text:style-name="T5">. Cerca de estas se producen estrucutras exóticas como el núcleo halo (estructura formada por pocos cuerpos, un núcleo</text:span><text:span text:style-name="T2"> </text:span><text:span text:style-name="T3">core</text:span><text:span text:style-name="T2"> </text:span><text:span text:style-name="T5">fuertemente ligado y uno o más nucleones externos débilmente ligados)</text:span><text:span text:style-name="T10"> </text:span><text:span text:style-name="T11">véase imagen</text:span><text:span text:style-name="T10"> </text:span><text:span text:style-name="T5">y un reordenamiento de las capas. </text:span></text:p>
        </text:list-item>
        <text:list-item>
          <text:p text:style-name="P4">Introducción: <text:span text:style-name="T9">capas</text:span>. <text:span text:style-name="T6">Este reordenamiento de las capas hace que el típico modelo de Gopper-Mayer que funciona bien para núcleos estables a un modelo deje de funcionar </text:span><text:span text:style-name="T11">véase imagen. </text:span><text:span text:style-name="T17">El reordenamiento debe ser modelizado debido a la importancia de estos núcleos en </text:span><text:span text:style-name="T28">procesos r</text:span><text:span text:style-name="T17"> y </text:span><text:span text:style-name="T28">procesos rp </text:span><text:span text:style-name="T17">astrofísicos. Para ello se necesitan entender las características mas importantes de cada núcleo (estados excitados, momentos angulares…). </text:span></text:p>
        </text:list-item>
        <text:list-item>
          <text:p text:style-name="P5"><text:span text:style-name="T15">Introducción: litio 11. </text:span><text:span text:style-name="T16">Por ejemplo, el litio 11 se entiende como una superposición de </text:span><text:span text:style-name="T27">diferentes resonancias del litio 10</text:span><text:span text:style-name="T16"> y un neutrón que ocupa una de las capas. Debido a que es un fenómeno cuántico el estado fundamental del litio 10 </text:span><text:span text:style-name="T18">será una mezcla de estados </text:span><text:span text:style-name="T12">véase ecuación. </text:span><text:span text:style-name="T18">Conocer qué componente domina, </text:span><text:span text:style-name="T19">cuáles son las resonancias del litio 10 e</text:span><text:span text:style-name="T18">tc. nos dará información acerca del litio 11 y litio 10 fundamental para modelos de capas para núcleos con alto número de neutrones.</text:span></text:p>
        </text:list-item>
        <text:list-item>
          <text:p text:style-name="P6"><text:span text:style-name="T29">O</text:span><text:span text:style-name="T15">bjetivos. </text:span><text:span text:style-name="T16">Los objetivos experimentales son claros: medir los factores alpha y beta, y todas las posibles resonancias del litio 10. Esto no lo hicieron experimentos anteriores como el Sanetullav que solo fue capaz de medir una resonancia (1p1/2). En la simulación que vamos a hacer del experimento TRIUMF nuestra intención será resolver el espectro de energías de excitación que obtendríamos para cada una de las resonancias conocidas e identificar cuál es la fuente principal de incertidumbre. </text:span></text:p>
        </text:list-item>
        <text:list-item>
          <text:p text:style-name="P15"><text:span text:style-name="T30">Metodología:</text:span><text:span text:style-name="T30"> </text:span><text:span text:style-name="T31">reacción litio 1</text:span><text:span text:style-name="T31">0</text:span><text:span text:style-name="T26">.</text:span><text:span text:style-name="T30"> </text:span><text:span text:style-name="T25">la reacción que vamos a usar nosotros es la reacción 11Li(d,t)10Li véase imagen. Esta reacción presenta numerosas ventajas debido a que es una reacción con una partícula blanco/albo gaseoso. A la derecha véase figura presentamos una de las primeras reacciones que se usaron para hallar los espectros resonantes del litio 10, con un albo solido. Estas reacciones con albo gaseoso poseen numerosas ventajas frente a una con albo líquido/pesado, como pueden ser la recostrucción de trazas (debido a que la interacción partícula-materia produce electrones libres que pueden ser recolectados) y el conocimiento del vértice (por la misma razón), entre otros factores.</text:span><text:span text:style-name="T38"> Otra puede ser el </text:span><text:span text:style-name="T40">mass invariant </text:span><text:span text:style-name="T38">del solido y el </text:span><text:span text:style-name="T40">missing mass</text:span><text:span text:style-name="T38"> del albo gaseoso </text:span><text:span text:style-name="T39">(métodos para reconstruir información sobre sistemas a partir de las partículas detectadas). </text:span></text:p>
          <text:p text:style-name="P15"><text:span text:style-name="T36">El </text:span><text:span text:style-name="Emphasis"><text:span text:style-name="T36">invariant mass</text:span></text:span><text:span text:style-name="T36"> (masa invariante) </text:span><text:span text:style-name="T37">se</text:span><text:span text:style-name="T36"> refiere a la masa total de un sistema de partículas reconstruida a partir de sus momentos y energías medidos, y es una cantidad conservada bajo transformaciones de referencia; se usa, por ejemplo, para identificar estados resonantes al observar picos en el espectro de masas invariantes de los productos de decaimiento. Por otro lado, el </text:span><text:span text:style-name="Emphasis"><text:span text:style-name="T36">missing mass</text:span></text:span><text:span text:style-name="T36"> (masa faltante) se emplea cuando no se detectan todos los productos de una reacción: a partir de la energía y momento iniciales conocidos y los de las partículas detectadas, se deduce la masa del sistema no observado. </text:span></text:p>
        </text:list-item>
        <text:list-item>
          <text:p text:style-name="P17"><text:soft-page-break/><text:span text:style-name="T30">Metodología: </text:span><text:span text:style-name="T31">actar tpc.</text:span><text:span text:style-name="T5"> </text:span><text:span text:style-name="T8">El dispositivo de medida que se usará en TRIUMF será ACTAR TPC, que es el que podéis ver aquí véase imagen. </text:span><text:span text:style-name="T5">Contedrá una mezcla de gases 90% deuterio molecular y 10% </text:span><text:span text:style-name="T34">tetrafluorometano</text:span><text:span text:style-name="T5">), que nos permitirá estudiar la reacción 11Li(d,t)10Li. La funcion de actar tpc es doble. Por un lado, donde se encuentra contenido el gas, habrá un campo eléctrico que nos permite recolectar los electrones debido la ionización del gas, lo que nos permite obtener la traza de las partículas y vértices, e incluso detectar los eventos de partículas que se paren dentro de la cámara (mediante un disparador de eventos llamdo L1). Por otro lado tendremos detectores de Silicio ubicados al final de la caja que nos permiten medir eventos con mas energía que nos permitirá obtener las energı́as y ángulos de las particulas.</text:span></text:p>
        </text:list-item>
        <text:list-item>
          <text:p text:style-name="P9"><text:span text:style-name="T15">Simulación: flujo de la simulación. </text:span><text:span text:style-name="T16">Lo primero que haremos será </text:span><text:span text:style-name="T27">samplear</text:span><text:span text:style-name="T16"> el vértice de interacción, lo que implica conocer X,Y,Z del vértice; el ángulo thetaCM siguiendo la distribución angular dada por la sección eficaz teórica </text:span><text:span text:style-name="T10">véase figura </text:span><text:span text:style-name="T16">y la energía de excitación (Breit-Wigner centrada en 0.0 y 0.2 con Gamma=0.1 y 0.2 respectivamente). Con estos dos podemos calcular el ángulo de salida, la energía cinética del tritio en el vértice a través de las relaciones relativistas </text:span><text:span text:style-name="T10">véase figura</text:span><text:span text:style-name="T16">. Para la <text:s/>dirección también tendremos que <text:s/></text:span><text:span text:style-name="T27">samplear</text:span><text:span text:style-name="T16"> phiCM que será igual que phiLab. Luego tendremos que comprobar si la dirección impacta en un silicio. En el caso de que sí </text:span><text:span text:style-name="T20">impacte</text:span><text:span text:style-name="T16"> calculamos las pérdidas de energía en el gas (a través de valores experimentales SRIM) y en el silici</text:span><text:span text:style-name="T20">o. En el caso de que la energía de salida del ultimo silicio sea positivo la medida no será completa ya que no conocemos toda la energía depositada </text:span><text:span text:style-name="T13">véase imagen. </text:span><text:span text:style-name="T20">En el caso de que sí, la medida será válida y podremos calcular Ex con Delta E, Delta E sil, vértice y dirección, que conocemos. Tras aplicar las incertidumbres adecuadas en cada una de estas variables (Delta E → Straggling, Delta E Sil → Straggling, Resolucion Silicio, theta → Resolucion angular) y <text:s/>escalar los histogramas a las medidas reales del laboratorio podemos obtener los espectros de Ex. </text:span></text:p>
          <text:p text:style-name="P9"><text:span text:style-name="T23">El puch-trough para 1.5 </text:span><text:span text:style-name="T24">mm es de 24.42 MeV y para 0.5 mm es de 12.82 MeV. </text:span></text:p>
        </text:list-item>
        <text:list-item>
          <text:p text:style-name="P6"><text:span text:style-name="T15">Resultados: sigma0. </text:span><text:span text:style-name="T20">Con los espectros ya calculados haremos un ajuste voigt (convolución breit-wigner y gaussiana) para obtener sigma y gamma. </text:span><text:span text:style-name="T21">Aquí podemos ver los resultados cuando aplicamos ninguna fuente de incertidumbre. </text:span><text:span text:style-name="T22">La sigma aquí puede ser producida por varias causas: errores numéricos del ordenador… pero lo más probable es que sea debido a que Cern ROOT imprime un valor mínimo a sigma para que la función voigt sea reproducible. Una mejora de esto sería directamente comparar los resultados de chi2 con una breit-wigner directamente y comprobar la sensibilidad del sistema. </text:span></text:p>
        </text:list-item>
        <text:list-item>
          <text:p text:style-name="P6"><text:span text:style-name="T15">Resultados: sigmaStr. </text:span><text:span text:style-name="T22">Aquí podemos ver el ajsute a los valores solo con la incertidumbre de straggling + resolución del silicio. Como podemos ver aumenta considerablemente, y reproduce el Gamma que hemos sampleado mucho mejor que con sigma0. </text:span></text:p>
          <text:p text:style-name="P10"><text:span text:style-name="T16">El straggling es la distribución de energía pérdida debido a que la interacción partícula-materia es estadística. La resolución del silicio depende de la capacidad de producción de pares de electrón-hueco… </text:span></text:p>
        </text:list-item>
        <text:list-item>
          <text:p text:style-name="P7"><text:span text:style-name="T15">Resultados: sigmaTheta. </text:span><text:span text:style-name="T22">Aquí podemos ver el ajsute a los valores solo con la incertidumbre de resolución angular. Aumenta considerablemente la sigma reproducida.</text:span></text:p>
          <text:p text:style-name="P12">La resolución angular está asociada con el tamaño finito de los silicios, movimiento no lineal de la partícula...</text:p>
        </text:list-item>
        <text:list-item>
          <text:p text:style-name="P6"><text:soft-page-break/><text:span text:style-name="T15">Resultados: sigmaTot. </text:span><text:span text:style-name="T22">Aquí podemos ver el ajuste a los valores con toda las fuentes de incertidumbre. </text:span></text:p>
        </text:list-item>
        <text:list-item>
          <text:p text:style-name="P8"><text:span text:style-name="T15">Resultados: fuente de incertidumbre principal. </text:span><text:span text:style-name="T22">Aquí podemos ver el cociente de cada una de las fuentes de incertidumbre en nuestro experimento. La mayor <text:s/>fuente de incertidumbre es la resolución angular, luego el straggling, con una pequeña componente debido a sigma0.</text:span></text:p>
        </text:list-item>
        <text:list-item>
          <text:p text:style-name="P14"><text:span text:style-name="T30">Resultados: trigger L1. </text:span><text:span text:style-name="T23">Los resultados del trigger L1 nos permiten medir los eventos de baja energía </text:span><text:span text:style-name="T14">véase figura</text:span><text:span text:style-name="T23">. El trigger L1 se basa en la recolección de electrones debido a la interacción partículas-materia. La recolección ocure en los pads del plano XY de ACTAR TPC, y nos permiten describir la traza de la partícula. Imponemos el límite de Lxy&gt;20 mm para no tener medidas con ruido (electrónico, otras fuentes) </text:span><text:span text:style-name="T14">véase figura</text:span><text:span text:style-name="T23">. Así, de todas las partículas que se paran en el gas (relacionadas con eventos a bajas energias) tendremos que medimos un porcentaje 36.5 para Ex=0.0 y de 64.23 para Ex=0.2. </text:span></text:p>
        </text:list-item>
        <text:list-item>
          <text:p text:style-name="P11">Conclusión. </text:p>
        </text:list-item>
      </text:list>
      <text:list text:style-name="L2">
        <text:list-item>
          <text:list>
            <text:list-item>
              <text:p text:style-name="P13">Podemos obtener el espectro de energía usando únicamente los silicios.</text:p>
            </text:list-item>
            <text:list-item>
              <text:p text:style-name="P13">La mayor fuente de incertidumbre es la resolución angular, tal y como se ha visto. </text:p>
            </text:list-item>
            <text:list-item>
              <text:p text:style-name="P13">Podemos recuperar una gran parte de los eventos a baja energía con trigger L1, que corresponden a la mayor parte de los eventos totales (dato de gran interés experimental) </text:p>
            </text:list-item>
            <text:list-item>
              <text:p text:style-name="P16"><text:span text:style-name="T15">L</text:span><text:span text:style-name="T32">as</text:span><text:span text:style-name="T15"> σ aquı́ obtenidas permitirán determinar las anchuras Γ a la hora de analizar el experimento real, ya que podrán ser usadas como parámetro fijo en el ajuste Voigt a los datos experimentales dado que ahora será Γ el parámetro libre.</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12:02:56.919533990</meta:creation-date>
    <dc:date>2025-07-09T19:26:17.702189337</dc:date>
    <meta:editing-duration>PT1H13M26S</meta:editing-duration>
    <meta:editing-cycles>13</meta:editing-cycles>
    <meta:generator>LibreOffice/24.2.7.2$Linux_X86_64 LibreOffice_project/420$Build-2</meta:generator>
    <meta:document-statistic meta:table-count="0" meta:image-count="0" meta:object-count="0" meta:page-count="3" meta:paragraph-count="24" meta:word-count="1399" meta:character-count="8611" meta:non-whitespace-character-count="7235"/>
  </office:meta>
</office:document-meta>
</file>